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'DejaVu Sans Mono" svg:font-family="''DejaVu Sans Mono', 'Droid Sans Mono', monospace, monospace, 'Droid Sans Fallback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paragraph-rsid="001eca46"/>
    </style:style>
    <style:style style:name="P2" style:family="paragraph" style:parent-style-name="Heading_20_3">
      <style:paragraph-properties fo:text-align="center" style:justify-single-word="false"/>
      <style:text-properties style:font-name="Liberation Serif" fo:language="it" fo:country="IT" officeooo:rsid="001eca46" officeooo:paragraph-rsid="001eca46"/>
    </style:style>
    <style:style style:name="P3" style:family="paragraph" style:parent-style-name="Heading_20_3">
      <style:paragraph-properties fo:text-align="center" style:justify-single-word="false"/>
      <style:text-properties style:font-name="Liberation Serif" fo:font-size="14.1000003814697pt" fo:language="it" fo:country="IT" fo:font-weight="bold" officeooo:rsid="001f9fde" officeooo:paragraph-rsid="001f9fd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language="it" fo:country="IT" fo:font-weight="bold" officeooo:rsid="00159ae8" officeooo:paragraph-rsid="00159ae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f9fde"/>
    </style:style>
    <style:style style:name="P7" style:family="paragraph" style:parent-style-name="Standard">
      <style:text-properties officeooo:paragraph-rsid="001f9fde"/>
    </style:style>
    <style:style style:name="P8" style:family="paragraph" style:parent-style-name="Standard">
      <style:paragraph-properties fo:text-align="justify" style:justify-single-word="false"/>
      <style:text-properties fo:language="it" fo:country="IT" officeooo:paragraph-rsid="00159ae8"/>
    </style:style>
    <style:style style:name="P9" style:family="paragraph" style:parent-style-name="Standard">
      <style:paragraph-properties fo:text-align="justify" style:justify-single-word="false"/>
      <style:text-properties fo:language="it" fo:country="IT" officeooo:paragraph-rsid="001f9fde"/>
    </style:style>
    <style:style style:name="P10" style:family="paragraph" style:parent-style-name="Standard">
      <style:paragraph-properties fo:text-align="justify" style:justify-single-word="false"/>
      <style:text-properties fo:language="it" fo:country="IT" officeooo:rsid="002edb0c" officeooo:paragraph-rsid="002edb0c"/>
    </style:style>
    <style:style style:name="P11" style:family="paragraph" style:parent-style-name="Standard" style:list-style-name="List_20_1">
      <style:paragraph-properties fo:text-align="justify" style:justify-single-word="false"/>
      <style:text-properties style:font-name="Liberation Serif" fo:language="it" fo:country="I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language="it" fo:country="IT" fo:font-weight="normal" officeooo:rsid="001942d3" officeooo:paragraph-rsid="001f9fde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language="it" fo:country="IT" fo:font-style="italic" fo:font-weight="normal" officeooo:rsid="001ad56c" officeooo:paragraph-rsid="001f9fde" fo:background-color="#b2b2b2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9ae8" style:font-weight-asian="normal" style:font-weight-complex="normal"/>
    </style:style>
    <style:style style:name="T4" style:family="text">
      <style:text-properties fo:font-weight="normal" officeooo:rsid="001942d3" style:font-weight-asian="normal" style:font-weight-complex="normal"/>
    </style:style>
    <style:style style:name="T5" style:family="text">
      <style:text-properties fo:font-weight="normal" officeooo:rsid="001c5096" style:font-weight-asian="normal" style:font-weight-complex="normal"/>
    </style:style>
    <style:style style:name="T6" style:family="text">
      <style:text-properties fo:font-weight="normal" officeooo:rsid="002edb0c" style:font-weight-asian="normal" style:font-weight-complex="normal"/>
    </style:style>
    <style:style style:name="T7" style:family="text">
      <style:text-properties fo:font-weight="normal" officeooo:rsid="002f2e4c" style:font-weight-asian="normal" style:font-weight-complex="normal"/>
    </style:style>
    <style:style style:name="T8" style:family="text">
      <style:text-properties fo:font-weight="normal" officeooo:rsid="003124de" style:font-weight-asian="normal" style:font-weight-complex="normal"/>
    </style:style>
    <style:style style:name="T9" style:family="text">
      <style:text-properties fo:font-weight="normal" officeooo:rsid="00322d91" style:font-weight-asian="normal" style:font-weight-complex="normal"/>
    </style:style>
    <style:style style:name="T10" style:family="text">
      <style:text-properties fo:font-weight="normal" officeooo:rsid="003ab339" style:font-weight-asian="normal" style:font-weight-complex="normal"/>
    </style:style>
    <style:style style:name="T11" style:family="text">
      <style:text-properties fo:font-weight="normal" officeooo:rsid="003c3e02" style:font-weight-asian="normal" style:font-weight-complex="normal"/>
    </style:style>
    <style:style style:name="T12" style:family="text">
      <style:text-properties officeooo:rsid="00173fba"/>
    </style:style>
    <style:style style:name="T13" style:family="text">
      <style:text-properties officeooo:rsid="0017b8f6"/>
    </style:style>
    <style:style style:name="T14" style:family="text">
      <style:text-properties officeooo:rsid="001942d3"/>
    </style:style>
    <style:style style:name="T15" style:family="text">
      <style:text-properties officeooo:rsid="001d2acc"/>
    </style:style>
    <style:style style:name="T16" style:family="text">
      <style:text-properties style:font-name="Liberation Serif" fo:language="it" fo:country="IT"/>
    </style:style>
    <style:style style:name="T17" style:family="text">
      <style:text-properties style:font-name="Liberation Serif" fo:language="it" fo:country="IT" fo:font-style="italic" fo:font-weight="normal" fo:background-color="#b2b2b2" loext:char-shading-value="0" style:font-style-asian="italic" style:font-weight-asian="normal" style:font-style-complex="italic" style:font-weight-complex="normal"/>
    </style:style>
    <style:style style:name="T18" style:family="text">
      <style:text-properties style:font-name="Liberation Serif" fo:language="it" fo:country="IT" fo:font-style="italic" fo:font-weight="normal" officeooo:rsid="001942d3" style:font-style-asian="italic" style:font-weight-asian="normal" style:font-style-complex="italic" style:font-weight-complex="normal"/>
    </style:style>
    <style:style style:name="T19" style:family="text">
      <style:text-properties style:font-name="Liberation Serif" fo:language="it" fo:country="IT" fo:font-style="italic" fo:font-weight="normal" officeooo:rsid="004f39e7" style:font-style-asian="italic" style:font-weight-asian="normal" style:font-style-complex="italic" style:font-weight-complex="normal"/>
    </style:style>
    <style:style style:name="T20" style:family="text">
      <style:text-properties style:font-name="Liberation Serif" fo:language="it" fo:country="IT" fo:font-style="italic" officeooo:rsid="00211e39" style:font-style-asian="italic" style:font-style-complex="italic"/>
    </style:style>
    <style:style style:name="T21" style:family="text">
      <style:text-properties style:font-name="Liberation Serif" fo:language="it" fo:country="IT" officeooo:rsid="002229b8"/>
    </style:style>
    <style:style style:name="T22" style:family="text">
      <style:text-properties style:font-name="Liberation Serif" fo:language="it" fo:country="IT" officeooo:rsid="0025a92d"/>
    </style:style>
    <style:style style:name="T23" style:family="text">
      <style:text-properties style:font-name="Liberation Serif" fo:language="it" fo:country="IT" officeooo:rsid="002db696"/>
    </style:style>
    <style:style style:name="T24" style:family="text">
      <style:text-properties style:font-name="Liberation Serif" fo:language="it" fo:country="IT" officeooo:rsid="0026f5fa"/>
    </style:style>
    <style:style style:name="T25" style:family="text">
      <style:text-properties style:font-name="Liberation Serif" fo:language="it" fo:country="IT" officeooo:rsid="00211e39"/>
    </style:style>
    <style:style style:name="T26" style:family="text">
      <style:text-properties style:font-name="Liberation Serif" fo:language="it" fo:country="IT" officeooo:rsid="003b9871"/>
    </style:style>
    <style:style style:name="T27" style:family="text">
      <style:text-properties style:font-name="Liberation Serif" fo:language="it" fo:country="IT" officeooo:rsid="003bcfe7"/>
    </style:style>
    <style:style style:name="T28" style:family="text">
      <style:text-properties style:font-name="Liberation Serif" fo:language="it" fo:country="IT" officeooo:rsid="003de48d"/>
    </style:style>
    <style:style style:name="T29" style:family="text">
      <style:text-properties style:font-name="Liberation Serif" fo:language="it" fo:country="IT" officeooo:rsid="003eadf2"/>
    </style:style>
    <style:style style:name="T30" style:family="text">
      <style:text-properties style:font-name="Liberation Serif" fo:language="it" fo:country="IT" officeooo:rsid="003fa041"/>
    </style:style>
    <style:style style:name="T31" style:family="text">
      <style:text-properties style:font-name="Liberation Serif" fo:language="it" fo:country="IT" officeooo:rsid="004118af"/>
    </style:style>
    <style:style style:name="T32" style:family="text">
      <style:text-properties style:font-name="Liberation Serif" fo:language="it" fo:country="IT" officeooo:rsid="00429551"/>
    </style:style>
    <style:style style:name="T33" style:family="text">
      <style:text-properties style:font-name="Liberation Serif" fo:language="it" fo:country="IT" officeooo:rsid="00433fa8"/>
    </style:style>
    <style:style style:name="T34" style:family="text">
      <style:text-properties style:font-name="Liberation Serif" fo:language="it" fo:country="IT" officeooo:rsid="00450bcb"/>
    </style:style>
    <style:style style:name="T35" style:family="text">
      <style:text-properties style:font-name="Liberation Serif" fo:language="it" fo:country="IT" officeooo:rsid="004718be"/>
    </style:style>
    <style:style style:name="T36" style:family="text">
      <style:text-properties style:font-name="Liberation Serif" fo:language="it" fo:country="IT" officeooo:rsid="0048be27"/>
    </style:style>
    <style:style style:name="T37" style:family="text">
      <style:text-properties style:font-name="Liberation Serif" fo:language="it" fo:country="IT" officeooo:rsid="004a0253"/>
    </style:style>
    <style:style style:name="T38" style:family="text">
      <style:text-properties style:font-name="Liberation Serif" fo:language="it" fo:country="IT" officeooo:rsid="004a6d71"/>
    </style:style>
    <style:style style:name="T39" style:family="text">
      <style:text-properties style:font-name="Liberation Serif" fo:language="it" fo:country="IT" officeooo:rsid="004d513e"/>
    </style:style>
    <style:style style:name="T40" style:family="text">
      <style:text-properties style:font-name="Liberation Serif" fo:language="it" fo:country="IT" fo:font-weight="normal" officeooo:rsid="004e6eba" style:font-weight-asian="normal" style:font-weight-complex="normal"/>
    </style:style>
    <style:style style:name="T41" style:family="text">
      <style:text-properties style:font-name="Liberation Serif" fo:language="it" fo:country="IT" fo:font-weight="normal" officeooo:rsid="001942d3" style:font-weight-asian="normal" style:font-weight-complex="normal"/>
    </style:style>
    <style:style style:name="T42" style:family="text">
      <style:text-properties style:font-name="Liberation Serif" fo:language="it" fo:country="IT" fo:font-weight="normal" officeooo:rsid="001c5096" style:font-weight-asian="normal" style:font-weight-complex="normal"/>
    </style:style>
    <style:style style:name="T43" style:family="text">
      <style:text-properties style:font-name="Liberation Serif" fo:language="it" fo:country="IT" fo:font-weight="normal" officeooo:rsid="004fe9b4" style:font-weight-asian="normal" style:font-weight-complex="normal"/>
    </style:style>
    <style:style style:name="T44" style:family="text">
      <style:text-properties style:font-name="Liberation Serif" fo:language="it" fo:country="IT" fo:font-style="normal" fo:font-weight="normal" officeooo:rsid="001942d3" style:font-style-asian="normal" style:font-weight-asian="normal" style:font-style-complex="normal" style:font-weight-complex="normal"/>
    </style:style>
    <style:style style:name="T45" style:family="text">
      <style:text-properties style:font-name="Liberation Serif" fo:language="it" fo:country="IT" fo:font-style="normal" fo:font-weight="normal" officeooo:rsid="004f39e7" style:font-style-asian="normal" style:font-weight-asian="normal" style:font-style-complex="normal" style:font-weight-complex="normal"/>
    </style:style>
    <style:style style:name="T46" style:family="text">
      <style:text-properties style:font-name="Liberation Serif" fo:language="it" fo:country="IT" fo:font-style="normal" fo:font-weight="normal" officeooo:rsid="004fe9b4" style:font-style-asian="normal" style:font-weight-asian="normal" style:font-style-complex="normal" style:font-weight-complex="normal"/>
    </style:style>
    <style:style style:name="T47" style:family="text">
      <style:text-properties style:font-name="Liberation Serif" fo:language="it" fo:country="IT" officeooo:rsid="001eca46"/>
    </style:style>
    <style:style style:name="T48" style:family="text">
      <style:text-properties style:font-name="Liberation Serif" fo:language="it" fo:country="IT" officeooo:rsid="00541e05"/>
    </style:style>
    <style:style style:name="T49" style:family="text">
      <style:text-properties style:font-name="Liberation Serif" fo:font-size="14.1000003814697pt" fo:language="it" fo:country="IT" fo:font-weight="bold" officeooo:rsid="00541e0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1942d3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3c3e02" style:font-style-asian="italic" style:font-weight-asian="normal" style:font-style-complex="italic" style:font-weight-complex="normal"/>
    </style:style>
    <style:style style:name="T53" style:family="text">
      <style:text-properties officeooo:rsid="00211e39"/>
    </style:style>
    <style:style style:name="T54" style:family="text">
      <style:text-properties fo:color="#569cd6" officeooo:rsid="001f9fde" fo:background-color="#1e1e1e" loext:char-shading-value="0"/>
    </style:style>
    <style:style style:name="T55" style:family="text">
      <style:text-properties fo:color="#d4d4d4" officeooo:rsid="001f9fde" fo:background-color="#1e1e1e" loext:char-shading-value="0"/>
    </style:style>
    <style:style style:name="T56" style:family="text">
      <style:text-properties fo:color="#dcdcaa" officeooo:rsid="001f9fde" fo:background-color="#1e1e1e" loext:char-shading-value="0"/>
    </style:style>
    <style:style style:name="T57" style:family="text">
      <style:text-properties fo:color="#4ec9b0" officeooo:rsid="001f9fde" fo:background-color="#1e1e1e" loext:char-shading-value="0"/>
    </style:style>
    <style:style style:name="T58" style:family="text">
      <style:text-properties officeooo:rsid="0033480d"/>
    </style:style>
    <style:style style:name="T59" style:family="text">
      <style:text-properties officeooo:rsid="00353cc0"/>
    </style:style>
    <style:style style:name="T60" style:family="text">
      <style:text-properties officeooo:rsid="0035f902"/>
    </style:style>
    <style:style style:name="T61" style:family="text">
      <style:text-properties officeooo:rsid="00388245"/>
    </style:style>
    <style:style style:name="T62" style:family="text">
      <style:text-properties officeooo:rsid="004bfc8c"/>
    </style:style>
    <style:style style:name="T63" style:family="text">
      <style:text-properties officeooo:rsid="004d513e"/>
    </style:style>
    <style:style style:name="T64" style:family="text">
      <style:text-properties officeooo:rsid="004e6eba"/>
    </style:style>
    <style:style style:name="T65" style:family="text">
      <style:text-properties officeooo:rsid="004fe9b4"/>
    </style:style>
    <style:style style:name="T66" style:family="text">
      <style:text-properties officeooo:rsid="0051c8ff"/>
    </style:style>
    <style:style style:name="T67" style:family="text">
      <style:text-properties officeooo:rsid="00541e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043in" fo:text-indent="-0.25in" fo:margin-left="0.6043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43in" fo:text-indent="-0.25in" fo:margin-left="0.8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043in" fo:text-indent="-0.25in" fo:margin-left="1.1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43in" fo:text-indent="-0.25in" fo:margin-left="1.3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043in" fo:text-indent="-0.25in" fo:margin-left="1.6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43in" fo:text-indent="-0.25in" fo:margin-left="1.8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43in" fo:text-indent="-0.25in" fo:margin-left="2.1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43in" fo:text-indent="-0.25in" fo:margin-left="2.3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043in" fo:text-indent="-0.25in" fo:margin-left="2.6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43in" fo:text-indent="-0.25in" fo:margin-left="2.854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condo progetto intermedio A.A. 2020-2021</text:p>
      <text:p text:style-name="P14">Nicola Vetrini, matricola 600199</text:p>
      <text:p text:style-name="P15"/>
      <text:p text:style-name="P8">Il progetto consiste in un’estensione del linguaggio funzionale didattico <text:span text:style-name="T58">presentato durante il corso </text:span>c<text:span text:style-name="T12">he </text:span><text:span text:style-name="T58">permetta </text:span><text:span text:style-name="T12">di creare</text:span> insiemi <text:span text:style-name="T59">tipati </text:span>e le relative operazioni. <text:span text:style-name="T12">H</text:span>o aggiunto <text:span text:style-name="T12">inoltre </text:span>il supporto per le stringhe <text:span text:style-name="T14">e l’operazione di concatenazione </text:span><text:span text:style-name="T60">tra esse</text:span>, per avere una maggiore varietà di tipi primitivi <text:span text:style-name="T13">nel</text:span> linguaggio. </text:p>
      <text:h text:style-name="P3" text:outline-level="3">Espressioni e loro semantica</text:h>
      <text:p text:style-name="P9">Le regole <text:span text:style-name="T61">della semantica operazionale</text:span> per la valutazione <text:span text:style-name="T14">delle espressioni</text:span>, che hanno guidato l’estensione dell’interprete <text:span text:style-name="T14">del linguaggio</text:span>, sono contenute nel file <text:span text:style-name="T50">semantica.pdf</text:span><text:span text:style-name="T1"> </text:span><text:span text:style-name="T3">e riguardano la valutazione dei costruttori di Set (EmptySet, Singleton e Set </text:span><text:span text:style-name="T6">con lista di elementi</text:span><text:span text:style-name="T3">) al tipo esprimibile SetVal, anch’esso aggiunto ai tipi esprimibili già presenti nel linguaggio</text:span><text:span text:style-name="T2">. </text:span><text:span text:style-name="T10">Chiaramente ho anche aggiunto Estring alle espressioni ed il corrispondente tipo esprimibile String a evT.</text:span></text:p>
      <text:p text:style-name="P10"><text:span text:style-name="T8">Ho implementato anche l’operazione </text:span><text:span text:style-name="T7">Siz</text:span><text:span text:style-name="T8">e </text:span><text:span text:style-name="T10">su Set</text:span><text:span text:style-name="T8">, che </text:span><text:span text:style-name="T7">ritorna la cardinalità del Set </text:span><text:span text:style-name="T9">fornito come argomento</text:span><text:span text:style-name="T7">, sotto forma di Int. </text:span><text:span text:style-name="T11">Le espressioni, i tipi esprimibili e la definizione dell’ambiente sono nel file </text:span><text:span text:style-name="T52">linguaggio.ml.</text:span></text:p>
      <text:h text:style-name="P2" text:outline-level="3">Interprete e typechecker</text:h>
      <text:p text:style-name="P5"><text:span text:style-name="T16">L’interprete del linguaggio </text:span><text:span text:style-name="T25">è contenuto nel file </text:span><text:span text:style-name="T20">interprete.ml</text:span><text:span text:style-name="T25">, che contiene anche </text:span><text:span text:style-name="T21">la funzione che implementa il typechecking dinamico (typecheck). Entrambe sono un’estensione dell’interprete/typechecker da lei fornito, anche se nel caso del typechecker ho invertito l’argomento sul quale fare pattern matching per evitare di dover scrivere una funzione </text:span><text:span text:style-name="T26">separata</text:span><text:span text:style-name="T21"> per </text:span><text:span text:style-name="T26">effettuare</text:span><text:span text:style-name="T21"> il typechecking dei Set, </text:span><text:span text:style-name="T27">ma </text:span><text:span text:style-name="T28">l’idea alla base non cambia.</text:span></text:p>
      <text:p text:style-name="P5"><text:span text:style-name="T16">Per l’interprete ho seguito invece la struttura </text:span><text:span text:style-name="T30">usata n</text:span><text:span text:style-name="T29">ell’implementazione del</text:span><text:span text:style-name="T16">le operazioni </text:span><text:span text:style-name="T31">già fornite: </text:span><text:span text:style-name="T16">ho </text:span><text:span text:style-name="T32">definito </text:span><text:span text:style-name="T16">delle funzioni esterne ad eval, </text:span><text:span text:style-name="T35">che le chiama dopo aver individuato con pattern matching il giusto costruttore, </text:span><text:span text:style-name="T36">ed</text:span><text:span text:style-name="T16"> eseguono l’operazione richiesta (Insert, Subset…) </text:span><text:span text:style-name="T37">dopo aver effettuato</text:span><text:span text:style-name="T33"> il typechecking </text:span><text:span text:style-name="T38">dinamico</text:span><text:span text:style-name="T33"> degli argomenti; </text:span><text:span text:style-name="T34">nel caso in cui siano riscontrati errori viene lanciata un’eccezione (failwith(…)), oppure viene stampato un warning su standard output</text:span><text:span text:style-name="T33">.</text:span></text:p>
      <text:p text:style-name="P5"><text:span text:style-name="T39">Infine</text:span><text:span text:style-name="T16"> ho inserito due funzioni utili per il testing: string_of_evT e print_exp (con le seguenti signature).</text:span></text:p>
      <text:list xml:id="list1283476860" text:style-name="List_20_1">
        <text:list-item>
          <text:p text:style-name="P11"><text:span text:style-name="T54"><text:s/>let</text:span><text:span text:style-name="T55"> </text:span><text:span text:style-name="T54">rec </text:span><text:span text:style-name="T56">string_of_evT</text:span><text:span text:style-name="T55"> (obj </text:span><text:span text:style-name="T54">: </text:span><text:span text:style-name="T55">evT) </text:span><text:span text:style-name="T54">:</text:span><text:span text:style-name="T55"> </text:span><text:span text:style-name="T57">string </text:span></text:p>
        </text:list-item>
        <text:list-item>
          <text:p text:style-name="P11"><text:span text:style-name="T54"><text:s/>let</text:span><text:span text:style-name="T55"> </text:span><text:span text:style-name="T56">print_exp</text:span><text:span text:style-name="T55"> (e </text:span><text:span text:style-name="T54">:</text:span><text:span text:style-name="T55"> exp) (r </text:span><text:span text:style-name="T54">:</text:span><text:span text:style-name="T55"> evT env) </text:span><text:span text:style-name="T54">:</text:span><text:span text:style-name="T55"> </text:span><text:span text:style-name="T57">unit</text:span><text:span text:style-name="T55"> </text:span></text:p>
        </text:list-item>
      </text:list>
      <text:p text:style-name="P5"><text:span text:style-name="T21">string_of_evT, analogamente alle funzioni disponibili in OcaML </text:span><text:span text:style-name="T22">string_of_*</text:span><text:span text:style-name="T21">, restituisce la stringa corrispondente ad alcuni denotabili (in particolare ho escluso le funzioni, in quanto non è semplice stampare una chiusura). print_exp, </text:span><text:span text:style-name="T23">chiamando</text:span><text:span text:style-name="T21"> la funzione sopracitata, stampa su standard output l’espressione valutata in un ambiente dato </text:span><text:span text:style-name="T24">e va a capo.</text:span></text:p>
      <text:h text:style-name="P1" text:outline-level="3"><text:span text:style-name="T47">Test</text:span><text:span text:style-name="T49">ing</text:span></text:h>
      <text:p text:style-name="P6"><text:span text:style-name="T40">I </text:span><text:span text:style-name="T41">test</text:span><text:span text:style-name="T40">case</text:span><text:span text:style-name="T41"> sono nel file </text:span><text:span text:style-name="T18">tests.ml</text:span><text:span text:style-name="T44">. </text:span><text:span text:style-name="T46">A</text:span><text:span text:style-name="T42">ssumendo che OcaML sia installato, p</text:span><text:span text:style-name="T41">er testare il codice è sufficiente digitare il seguente comando in una shell:</text:span></text:p>
      <text:p text:style-name="P7"><text:span text:style-name="Teletype"><text:span text:style-name="T17">make</text:span></text:span></text:p>
      <text:p text:style-name="P12">che, <text:span text:style-name="T65">se make è installato, </text:span>eseguirà i comandi contenuti in Makefile, altrimenti è equivalente la sequenza di comandi:</text:p>
      <text:p text:style-name="P13">ocamlc <text:s/><text:span text:style-name="T53">linguaggio.ml </text:span>interprete.ml tests.ml -o test</text:p>
      <text:p text:style-name="P13"><text:span text:style-name="T15">ocamlrun </text:span>./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'DejaVu Sans Mono" svg:font-family="''DejaVu Sans Mono', 'Droid Sans Mono', monospace, monospace, 'Droid Sans Fallback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1:06:35.478224857</meta:creation-date>
    <dc:date>2020-12-21T18:22:13.655978916</dc:date>
    <meta:editing-duration>PT3H23M</meta:editing-duration>
    <meta:editing-cycles>59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424" meta:character-count="2960" meta:non-whitespace-character-count="2551"/>
  </office:meta>
</office:document-meta>
</file>